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3700000094A61C024AE8E37951.png" manifest:media-type="image/png"/>
  <manifest:file-entry manifest:full-path="Pictures/100000000000023D0000010F850D029C8C4A7718.png" manifest:media-type="image/png"/>
  <manifest:file-entry manifest:full-path="Pictures/10000000000000FA0000006D380F8E8EBE82C6BA.png" manifest:media-type="image/png"/>
  <manifest:file-entry manifest:full-path="Pictures/10000000000000E000000059CAAC65564BF37133.png" manifest:media-type="image/png"/>
  <manifest:file-entry manifest:full-path="Pictures/10000000000001490000006454FFA616C1B1EE5C.png" manifest:media-type="image/png"/>
  <manifest:file-entry manifest:full-path="Pictures/100000000000015F0000006B59A2A8BA8ED19FBE.png" manifest:media-type="image/png"/>
  <manifest:file-entry manifest:full-path="Pictures/10000000000001860000006FFC83432A04C50DC4.png" manifest:media-type="image/png"/>
  <manifest:file-entry manifest:full-path="Pictures/10000000000001D70000005EDFB2CEDEF131F3E1.png" manifest:media-type="image/png"/>
  <manifest:file-entry manifest:full-path="Pictures/100000000000014500000050E467E2DC7BBDC87F.png" manifest:media-type="image/png"/>
  <manifest:file-entry manifest:full-path="Pictures/10000000000002F50000010C41F3AA3F511C909C.png" manifest:media-type="image/png"/>
  <manifest:file-entry manifest:full-path="Pictures/10000000000001850000007BDF9A183277ACABF5.png" manifest:media-type="image/png"/>
  <manifest:file-entry manifest:full-path="Pictures/10000000000002B10000010FA7BE2CA9101191E6.png" manifest:media-type="image/png"/>
  <manifest:file-entry manifest:full-path="Pictures/10000000000002E30000006FBC48665A2EDE0A59.png" manifest:media-type="image/png"/>
  <manifest:file-entry manifest:full-path="Pictures/100000000000017E0000006C7F828834D0B43707.png" manifest:media-type="image/png"/>
  <manifest:file-entry manifest:full-path="Pictures/10000000000002BD0000014386A3C46EEB80EC60.png" manifest:media-type="image/png"/>
  <manifest:file-entry manifest:full-path="Pictures/100000000000015B00000073CCEB1854BA66820A.png" manifest:media-type="image/png"/>
  <manifest:file-entry manifest:full-path="Pictures/100000000000031A0000010F1EEBC83224BC1407.png" manifest:media-type="image/png"/>
  <manifest:file-entry manifest:full-path="Pictures/100000000000012C000000567C2669BDD2BCFA4C.png" manifest:media-type="image/png"/>
  <manifest:file-entry manifest:full-path="Pictures/100000000000011A00000053A0A875DEB746856B.png" manifest:media-type="image/png"/>
  <manifest:file-entry manifest:full-path="Pictures/10000000000001DA00000052E23C947376BCD56F.png" manifest:media-type="image/png"/>
  <manifest:file-entry manifest:full-path="Pictures/1000000000000274000000979805DF062E329F1A.png" manifest:media-type="image/png"/>
  <manifest:file-entry manifest:full-path="Pictures/10000000000003AD000001710CA7FFB86CE37103.png" manifest:media-type="image/png"/>
  <manifest:file-entry manifest:full-path="Pictures/10000000000001810000007A766A63448AD05FC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3" style:family="graphic" style:parent-style-name="无填充且无边框的对象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035cm" draw:marker-start-width="0.252cm" draw:marker-end-width="0.252cm" draw:fill="none" draw:textarea-vertical-align="middle" draw:auto-grow-height="false" fo:min-height="6.542cm" fo:min-width="0cm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fo:min-height="3.4cm"/>
      <style:paragraph-properties style:writing-mode="lr-tb"/>
    </style:style>
    <style:style style:name="gr6" style:family="graphic" style:parent-style-name="standard">
      <style:graphic-properties svg:stroke-width="0.035cm" draw:marker-start-width="0.252cm" draw:marker-end-width="0.252cm" draw:fill="none" draw:textarea-vertical-align="middle" draw:auto-grow-height="false" fo:min-height="5.972cm" fo:min-width="0cm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fo:min-height="3.43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71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10" style:family="graphic" style:parent-style-name="objectwithoutfill">
      <style:graphic-properties draw:fill="solid" draw:textarea-vertical-align="middle"/>
    </style:style>
    <style:style style:name="gr11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2.31cm" fo:min-width="0cm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fo:min-height="0.721cm"/>
      <style:paragraph-properties style:writing-mode="lr-tb"/>
    </style:style>
    <style:style style:name="gr13" style:family="graphic" style:parent-style-name="standard">
      <style:graphic-properties svg:stroke-width="0.035cm" draw:marker-start-width="0.252cm" draw:marker-end-width="0.252cm" draw:fill="none" draw:textarea-vertical-align="middle" draw:auto-grow-height="false" fo:min-height="5.878cm" fo:min-width="0cm" fo:padding-top="0.142cm" fo:padding-bottom="0.142cm" fo:padding-left="0.267cm" fo:padding-right="0.267cm"/>
    </style:style>
    <style:style style:name="gr14" style:family="graphic" style:parent-style-name="standard">
      <style:graphic-properties svg:stroke-width="0.035cm" draw:marker-start-width="0.252cm" draw:marker-end-width="0.252cm" draw:fill="none" draw:textarea-vertical-align="middle" draw:auto-grow-height="false" fo:min-height="6.162cm" fo:min-width="0cm" fo:padding-top="0.142cm" fo:padding-bottom="0.142cm" fo:padding-left="0.267cm" fo:padding-right="0.267cm"/>
    </style:style>
    <style:style style:name="gr15" style:family="graphic" style:parent-style-name="standard">
      <style:graphic-properties draw:stroke="none" svg:stroke-color="#000000" draw:fill="none" draw:fill-color="#ffffff" fo:min-height="4.303cm"/>
      <style:paragraph-properties style:writing-mode="lr-tb"/>
    </style:style>
    <style:style style:name="gr16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2.258cm" fo:min-width="0cm" fo:padding-top="0.151cm" fo:padding-bottom="0.151cm" fo:padding-left="0.276cm" fo:padding-right="0.276cm"/>
    </style:style>
    <style:style style:name="gr17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18" style:family="graphic" style:parent-style-name="无填充且无边框的对象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18pt" style:font-size-asian="14pt" style:font-size-complex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4pt" style:font-size-asian="14pt" style:font-size-complex="18pt"/>
    </style:style>
    <style:style style:name="P4" style:family="paragraph">
      <loext:graphic-properties draw:fill="none" draw:fill-color="#ffffff"/>
      <style:paragraph-properties style:writing-mode="lr-tb"/>
      <style:text-properties fo:color="#2a6099" fo:font-weight="bold" style:font-weight-asian="bold" style:font-weight-complex="bold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</style:style>
    <style:style style:name="T1" style:family="text">
      <style:text-properties fo:font-size="18pt" style:font-size-asian="14pt" style:font-size-complex="18pt"/>
    </style:style>
    <style:style style:name="T2" style:family="text">
      <style:text-properties fo:font-size="14pt" style:font-size-asian="14pt" style:font-size-complex="18pt"/>
    </style:style>
    <style:style style:name="T3" style:family="text">
      <style:text-properties style:font-size-asian="14pt"/>
    </style:style>
    <style:style style:name="T4" style:family="text">
      <style:text-properties fo:color="#2a6099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draw:layer="layout" svg:width="3.6cm" svg:height="1cm" svg:x="4.6cm" svg:y="3.4cm">
          <draw:text-box>
            <text:p><text:span text:style-name="T1">缩放</text:span><text:span text:style-name="T2">(Scaling)</text:span></text:p>
          </draw:text-box>
        </draw:frame>
        <draw:frame draw:style-name="gr1" draw:text-style-name="P1" draw:layer="layout" svg:width="4.2cm" svg:height="1cm" svg:x="4.5cm" svg:y="5.8cm">
          <draw:text-box>
            <text:p><text:span text:style-name="T1">对称</text:span><text:span text:style-name="T2">(Reflection)</text:span></text:p>
          </draw:text-box>
        </draw:frame>
        <draw:frame draw:style-name="gr1" draw:text-style-name="P1" draw:layer="layout" svg:width="4cm" svg:height="1cm" svg:x="4.5cm" svg:y="8.1cm">
          <draw:text-box>
            <text:p><text:span text:style-name="T1">切变</text:span><text:span text:style-name="T2">(Shearing)</text:span></text:p>
          </draw:text-box>
        </draw:frame>
        <draw:frame draw:style-name="gr2" draw:text-style-name="P1" draw:layer="layout" svg:width="4.4cm" svg:height="1.1cm" svg:x="4.443cm" svg:y="10.5cm">
          <draw:text-box>
            <text:p><text:span text:style-name="T1">旋转</text:span><text:span text:style-name="T2">(Rotation)</text:span></text:p>
          </draw:text-box>
        </draw:frame>
        <draw:frame draw:style-name="gr1" draw:text-style-name="P1" draw:layer="layout" svg:width="4.4cm" svg:height="1cm" svg:x="4.4cm" svg:y="12.3cm">
          <draw:text-box>
            <text:p><text:span text:style-name="T1">平移</text:span><text:span text:style-name="T2">(Translation)</text:span></text:p>
          </draw:text-box>
        </draw:frame>
        <draw:frame draw:style-name="gr3" draw:text-style-name="P2" draw:layer="layout" svg:width="5.7cm" svg:height="1.677cm" svg:x="8.9cm" svg:y="2.923cm">
          <draw:image xlink:href="Pictures/100000000000011A00000053A0A875DEB746856B.png" xlink:type="simple" xlink:show="embed" xlink:actuate="onLoad" loext:mime-type="image/png">
            <text:p/>
          </draw:image>
        </draw:frame>
        <draw:frame draw:style-name="gr3" draw:text-style-name="P2" draw:layer="layout" svg:width="5.6cm" svg:height="2.202cm" svg:x="18.9cm" svg:y="2.798cm">
          <draw:image xlink:href="Pictures/10000000000002B10000010FA7BE2CA9101191E6.png" xlink:type="simple" xlink:show="embed" xlink:actuate="onLoad" loext:mime-type="image/png">
            <text:p/>
          </draw:image>
        </draw:frame>
        <draw:frame draw:style-name="gr3" draw:text-style-name="P2" draw:layer="layout" svg:width="7.559cm" svg:height="1.508cm" svg:x="9.1cm" svg:y="7.9cm">
          <draw:image xlink:href="Pictures/10000000000001D70000005EDFB2CEDEF131F3E1.png" xlink:type="simple" xlink:show="embed" xlink:actuate="onLoad" loext:mime-type="image/png">
            <text:p/>
          </draw:image>
        </draw:frame>
        <draw:frame draw:style-name="gr3" draw:text-style-name="P2" draw:layer="layout" svg:width="5.4cm" svg:height="1.843cm" svg:x="18.8cm" svg:y="7.757cm">
          <draw:image xlink:href="Pictures/100000000000031A0000010F1EEBC83224BC1407.png" xlink:type="simple" xlink:show="embed" xlink:actuate="onLoad" loext:mime-type="image/png">
            <text:p/>
          </draw:image>
        </draw:frame>
        <draw:frame draw:style-name="gr3" draw:text-style-name="P2" draw:layer="layout" svg:width="6.6cm" svg:height="1.624cm" svg:x="9cm" svg:y="10cm">
          <draw:image xlink:href="Pictures/100000000000014500000050E467E2DC7BBDC87F.png" xlink:type="simple" xlink:show="embed" xlink:actuate="onLoad" loext:mime-type="image/png">
            <text:p/>
          </draw:image>
        </draw:frame>
        <draw:frame draw:style-name="gr3" draw:text-style-name="P2" draw:layer="layout" svg:width="5.03cm" svg:height="1.808cm" svg:x="18.97cm" svg:y="9.692cm">
          <draw:image xlink:href="Pictures/10000000000002BD0000014386A3C46EEB80EC60.png" xlink:type="simple" xlink:show="embed" xlink:actuate="onLoad" loext:mime-type="image/png">
            <text:p/>
          </draw:image>
        </draw:frame>
        <draw:frame draw:style-name="gr3" draw:text-style-name="P2" draw:layer="layout" svg:width="7.938cm" svg:height="1.373cm" svg:x="9.062cm" svg:y="5.7cm">
          <draw:image xlink:href="Pictures/10000000000001DA00000052E23C947376BCD56F.png" xlink:type="simple" xlink:show="embed" xlink:actuate="onLoad" loext:mime-type="image/png">
            <text:p/>
          </draw:image>
        </draw:frame>
        <draw:frame draw:style-name="gr3" draw:text-style-name="P2" draw:layer="layout" svg:width="5.657cm" svg:height="2.003cm" svg:x="18.943cm" svg:y="5.3cm">
          <draw:image xlink:href="Pictures/10000000000002F50000010C41F3AA3F511C909C.png" xlink:type="simple" xlink:show="embed" xlink:actuate="onLoad" loext:mime-type="image/png">
            <text:p/>
          </draw:image>
        </draw:frame>
        <draw:custom-shape draw:style-name="gr4" draw:text-style-name="P2" draw:layer="layout" svg:width="0.9cm" svg:height="7.2cm" svg:x="3.9cm" svg:y="3.9cm">
          <text:p/>
          <draw:enhanced-geometry svg:viewBox="0 0 21600 21600" draw:glue-points="21600 0 0 10800 21600 21600" draw:text-areas="13800 ?f9 21600 ?f10" draw:type="left-brace" draw:modifiers="1800 10963.3995526904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3" draw:layer="layout" svg:width="1.2cm" svg:height="3.686cm" svg:x="2.8cm" svg:y="6.05cm">
          <draw:text-box>
            <text:p><text:span text:style-name="T2">2D</text:span><text:span text:style-name="T2">线性变换</text:span></text:p>
          </draw:text-box>
        </draw:frame>
        <draw:custom-shape draw:style-name="gr6" draw:text-style-name="P2" draw:layer="layout" svg:width="0.5cm" svg:height="6.6cm" svg:x="2.3cm" svg:y="6.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3" draw:layer="layout" svg:width="1.2cm" svg:height="3.686cm" svg:x="1cm" svg:y="7.75cm">
          <draw:text-box>
            <text:p><text:span text:style-name="T2">2D </text:span><text:span text:style-name="T2">仿射变换</text:span></text:p>
          </draw:text-box>
        </draw:frame>
        <draw:frame draw:style-name="gr7" draw:text-style-name="P3" draw:layer="layout" svg:width="1.2cm" svg:height="3.686cm" svg:x="2.8cm" svg:y="6.05cm">
          <draw:text-box>
            <text:p><text:span text:style-name="T2">2D</text:span><text:span text:style-name="T3">线性变换</text:span></text:p>
          </draw:text-box>
        </draw:frame>
        <draw:frame draw:style-name="gr3" draw:text-style-name="P2" draw:layer="layout" svg:width="5.6cm" svg:height="2.202cm" svg:x="18.9cm" svg:y="2.798cm">
          <draw:image xlink:href="Pictures/10000000000002B10000010FA7BE2CA9101191E6.png" xlink:type="simple" xlink:show="embed" xlink:actuate="onLoad" loext:mime-type="image/png">
            <text:p/>
          </draw:image>
        </draw:frame>
        <draw:frame draw:style-name="gr3" draw:text-style-name="P2" draw:layer="layout" svg:width="5.6cm" svg:height="2.202cm" svg:x="18.9cm" svg:y="2.798cm">
          <draw:image xlink:href="Pictures/10000000000002B10000010FA7BE2CA9101191E6.png" xlink:type="simple" xlink:show="embed" xlink:actuate="onLoad" loext:mime-type="image/png">
            <text:p/>
          </draw:image>
        </draw:frame>
        <draw:frame draw:style-name="gr3" draw:text-style-name="P2" draw:layer="layout" svg:width="5.3cm" svg:height="2.084cm" svg:x="18.9cm" svg:y="2.716cm">
          <draw:image xlink:href="Pictures/10000000000002B10000010FA7BE2CA9101191E6.png" xlink:type="simple" xlink:show="embed" xlink:actuate="onLoad" loext:mime-type="image/png">
            <text:p/>
          </draw:image>
        </draw:frame>
        <draw:frame draw:style-name="gr8" draw:text-style-name="P3" draw:layer="layout" svg:width="3.5cm" svg:height="0.971cm" svg:x="7.7cm" svg:y="15.8cm">
          <draw:text-box>
            <text:p><text:span text:style-name="T2">2D</text:span><text:span text:style-name="T2">线性变换</text:span></text:p>
          </draw:text-box>
        </draw:frame>
        <draw:frame draw:style-name="gr3" draw:text-style-name="P2" draw:layer="layout" svg:width="6.6cm" svg:height="1.586cm" svg:x="11.1cm" svg:y="15.6cm">
          <draw:image xlink:href="Pictures/1000000000000274000000979805DF062E329F1A.png" xlink:type="simple" xlink:show="embed" xlink:actuate="onLoad" loext:mime-type="image/png">
            <text:p/>
          </draw:image>
        </draw:frame>
        <draw:frame draw:style-name="gr8" draw:text-style-name="P3" draw:layer="layout" svg:width="3.4cm" svg:height="0.971cm" svg:x="7.7cm" svg:y="18.437cm">
          <draw:text-box>
            <text:p><text:span text:style-name="T2">2D</text:span><text:span text:style-name="T2">仿射变换</text:span></text:p>
          </draw:text-box>
        </draw:frame>
        <draw:frame draw:style-name="gr3" draw:text-style-name="P2" draw:layer="layout" svg:width="7.3cm" svg:height="2.092cm" svg:x="9cm" svg:y="11.798cm">
          <draw:image xlink:href="Pictures/100000000000012C000000567C2669BDD2BCFA4C.png" xlink:type="simple" xlink:show="embed" xlink:actuate="onLoad" loext:mime-type="image/png">
            <text:p/>
          </draw:image>
        </draw:frame>
        <draw:frame draw:style-name="gr3" draw:text-style-name="P2" draw:layer="layout" svg:width="5.357cm" svg:height="2.1cm" svg:x="18.8cm" svg:y="11.9cm">
          <draw:image xlink:href="Pictures/10000000000003AD000001710CA7FFB86CE37103.png" xlink:type="simple" xlink:show="embed" xlink:actuate="onLoad" loext:mime-type="image/png">
            <text:p/>
          </draw:image>
        </draw:frame>
        <draw:frame draw:style-name="gr3" draw:text-style-name="P2" draw:layer="layout" svg:width="7.978cm" svg:height="2.643cm" svg:x="11cm" svg:y="17.3cm">
          <draw:image xlink:href="Pictures/100000000000015B00000073CCEB1854BA66820A.png" xlink:type="simple" xlink:show="embed" xlink:actuate="onLoad" loext:mime-type="image/png">
            <text:p/>
          </draw:image>
        </draw:frame>
        <draw:frame draw:style-name="gr9" draw:text-style-name="P4" draw:layer="layout" svg:width="5.2cm" svg:height="2.384cm" svg:x="1.7cm" svg:y="16.3cm">
          <draw:text-box>
            <text:p><text:span text:style-name="T4">2D Transformation </text:span></text:p>
            <text:p><text:span text:style-name="T4">Matrices</text:span></text:p>
          </draw:text-box>
        </draw:frame>
        <draw:line draw:style-name="gr10" draw:text-style-name="P5" draw:layer="layout" svg:x1="1cm" svg:y1="14.477cm" svg:x2="28.7cm" svg:y2="14.477cm">
          <text:p/>
        </draw:line>
        <draw:custom-shape draw:style-name="gr11" draw:text-style-name="P2" draw:layer="layout" svg:width="0.7cm" svg:height="2.7cm" svg:x="6.9cm" svg:y="16.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  <draw:page draw:name="page2" draw:style-name="dp1" draw:master-page-name="默认">
        <draw:frame draw:style-name="gr1" draw:text-style-name="P1" draw:layer="layout" svg:width="3.6cm" svg:height="1cm" svg:x="4.9cm" svg:y="1.9cm">
          <draw:text-box>
            <text:p><text:span text:style-name="T1">缩放</text:span><text:span text:style-name="T2">(Scaling)</text:span></text:p>
          </draw:text-box>
        </draw:frame>
        <draw:frame draw:style-name="gr12" draw:text-style-name="P1" draw:layer="layout" svg:width="4cm" svg:height="0.971cm" svg:x="4.7cm" svg:y="4.8cm">
          <draw:text-box>
            <text:p><text:span text:style-name="T1">切变</text:span><text:span text:style-name="T2">(Shearing)</text:span></text:p>
          </draw:text-box>
        </draw:frame>
        <draw:frame draw:style-name="gr2" draw:text-style-name="P1" draw:layer="layout" svg:width="4.4cm" svg:height="1.1cm" svg:x="4.8cm" svg:y="7.5cm">
          <draw:text-box>
            <text:p><text:span text:style-name="T1">旋转</text:span><text:span text:style-name="T2">(Rotation)</text:span></text:p>
          </draw:text-box>
        </draw:frame>
        <draw:frame draw:style-name="gr1" draw:text-style-name="P1" draw:layer="layout" svg:width="4.4cm" svg:height="1cm" svg:x="4.7cm" svg:y="10cm">
          <draw:text-box>
            <text:p><text:span text:style-name="T1">平移</text:span><text:span text:style-name="T2">(Translation)</text:span></text:p>
          </draw:text-box>
        </draw:frame>
        <draw:custom-shape draw:style-name="gr13" draw:text-style-name="P2" draw:layer="layout" svg:width="0.9cm" svg:height="6.5cm" svg:x="3.8cm" svg:y="2.6cm">
          <text:p/>
          <draw:enhanced-geometry svg:viewBox="0 0 21600 21600" draw:glue-points="21600 0 0 10800 21600 21600" draw:text-areas="13800 ?f9 21600 ?f10" draw:type="left-brace" draw:modifiers="1800 10963.3995526904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4" draw:text-style-name="P2" draw:layer="layout" svg:width="0.5cm" svg:height="6.8cm" svg:x="2.3cm" svg:y="3.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3" draw:layer="layout" svg:width="1.2cm" svg:height="3.686cm" svg:x="1.1cm" svg:y="6.2cm">
          <draw:text-box>
            <text:p><text:span text:style-name="T2">3D </text:span><text:span text:style-name="T2">仿射变换</text:span></text:p>
          </draw:text-box>
        </draw:frame>
        <draw:frame draw:style-name="gr15" draw:text-style-name="P3" draw:layer="layout" svg:width="0.9cm" svg:height="4.553cm" svg:x="2.7cm" svg:y="3.7cm">
          <draw:text-box>
            <text:p><text:span text:style-name="T3">3D</text:span><text:span text:style-name="T3">线性变换</text:span></text:p>
          </draw:text-box>
        </draw:frame>
        <draw:frame draw:style-name="gr8" draw:text-style-name="P3" draw:layer="layout" svg:width="3.5cm" svg:height="0.971cm" svg:x="7.9cm" svg:y="14.137cm">
          <draw:text-box>
            <text:p><text:span text:style-name="T2">3D</text:span><text:span text:style-name="T2">线性变换</text:span></text:p>
          </draw:text-box>
        </draw:frame>
        <draw:frame draw:style-name="gr8" draw:text-style-name="P3" draw:layer="layout" svg:width="3.4cm" svg:height="0.971cm" svg:x="7.9cm" svg:y="16.9cm">
          <draw:text-box>
            <text:p><text:span text:style-name="T2">3D</text:span><text:span text:style-name="T2">仿射变换</text:span></text:p>
          </draw:text-box>
        </draw:frame>
        <draw:frame draw:style-name="gr9" draw:text-style-name="P4" draw:layer="layout" svg:width="5.2cm" svg:height="2.384cm" svg:x="1.5cm" svg:y="14.816cm">
          <draw:text-box>
            <text:p><text:span text:style-name="T4">3D Transformation </text:span></text:p>
            <text:p><text:span text:style-name="T4">Matrices</text:span></text:p>
          </draw:text-box>
        </draw:frame>
        <draw:line draw:style-name="gr10" draw:text-style-name="P5" draw:layer="layout" svg:x1="1cm" svg:y1="12.2cm" svg:x2="28.7cm" svg:y2="12.2cm">
          <text:p/>
        </draw:line>
        <draw:custom-shape draw:style-name="gr16" draw:text-style-name="P2" draw:layer="layout" svg:width="0.7cm" svg:height="2.7cm" svg:x="7cm" svg:y="14.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2" draw:layer="layout" svg:width="6.5cm" svg:height="2.059cm" svg:x="9.4cm" svg:y="1.5cm">
          <draw:image xlink:href="Pictures/10000000000001810000007A766A63448AD05FCC.png" xlink:type="simple" xlink:show="embed" xlink:actuate="onLoad" loext:mime-type="image/png">
            <text:p/>
          </draw:image>
        </draw:frame>
        <draw:frame draw:style-name="gr3" draw:text-style-name="P2" draw:layer="layout" svg:width="6.7cm" svg:height="1.906cm" svg:x="22cm" svg:y="7.1cm">
          <draw:image xlink:href="Pictures/10000000000001860000006FFC83432A04C50DC4.png" xlink:type="simple" xlink:show="embed" xlink:actuate="onLoad" loext:mime-type="image/png">
            <text:p/>
          </draw:image>
        </draw:frame>
        <draw:frame draw:style-name="gr3" draw:text-style-name="P2" draw:layer="layout" svg:width="6.2cm" svg:height="1.959cm" svg:x="9.3cm" svg:y="7.041cm">
          <draw:image xlink:href="Pictures/10000000000001850000007BDF9A183277ACABF5.png" xlink:type="simple" xlink:show="embed" xlink:actuate="onLoad" loext:mime-type="image/png">
            <text:p/>
          </draw:image>
        </draw:frame>
        <draw:frame draw:style-name="gr3" draw:text-style-name="P2" draw:layer="layout" svg:width="6.776cm" svg:height="1.915cm" svg:x="15.324cm" svg:y="7cm">
          <draw:image xlink:href="Pictures/100000000000017E0000006C7F828834D0B43707.png" xlink:type="simple" xlink:show="embed" xlink:actuate="onLoad" loext:mime-type="image/png">
            <text:p/>
          </draw:image>
        </draw:frame>
        <draw:frame draw:style-name="gr3" draw:text-style-name="P2" draw:layer="layout" svg:width="5.966cm" svg:height="1.818cm" svg:x="9.334cm" svg:y="4.282cm">
          <draw:image xlink:href="Pictures/100000000000015F0000006B59A2A8BA8ED19FBE.png" xlink:type="simple" xlink:show="embed" xlink:actuate="onLoad" loext:mime-type="image/png">
            <text:p/>
          </draw:image>
        </draw:frame>
        <draw:frame draw:style-name="gr3" draw:text-style-name="P2" draw:layer="layout" svg:width="8.702cm" svg:height="2.644cm" svg:x="9.3cm" svg:y="9.2cm">
          <draw:image xlink:href="Pictures/10000000000001490000006454FFA616C1B1EE5C.png" xlink:type="simple" xlink:show="embed" xlink:actuate="onLoad" loext:mime-type="image/png">
            <text:p/>
          </draw:image>
        </draw:frame>
        <draw:frame draw:style-name="gr3" draw:text-style-name="P2" draw:layer="layout" svg:width="5.924cm" svg:height="2.353cm" svg:x="11.7cm" svg:y="13.2cm">
          <draw:image xlink:href="Pictures/10000000000000E000000059CAAC65564BF37133.png" xlink:type="simple" xlink:show="embed" xlink:actuate="onLoad" loext:mime-type="image/png">
            <text:p/>
          </draw:image>
        </draw:frame>
        <draw:frame draw:style-name="gr3" draw:text-style-name="P2" draw:layer="layout" svg:width="6.612cm" svg:height="2.882cm" svg:x="11.6cm" svg:y="15.7cm">
          <draw:image xlink:href="Pictures/10000000000000FA0000006D380F8E8EBE82C6BA.png" xlink:type="simple" xlink:show="embed" xlink:actuate="onLoad" loext:mime-type="image/png">
            <text:p/>
          </draw:image>
        </draw:frame>
      </draw:page>
      <draw:page draw:name="page3" draw:style-name="dp1" draw:master-page-name="默认">
        <draw:frame draw:style-name="gr17" draw:text-style-name="P6" draw:layer="layout" svg:width="5.1cm" svg:height="1.2cm" svg:x="1.5cm" svg:y="9.3cm">
          <draw:text-box>
            <text:p>2D坐标系转换</text:p>
          </draw:text-box>
        </draw:frame>
        <draw:frame draw:style-name="gr18" draw:text-style-name="P7" draw:layer="layout" svg:width="19.549cm" svg:height="2.935cm" svg:x="8cm" svg:y="8.465cm">
          <draw:image xlink:href="Pictures/10000000000002E30000006FBC48665A2EDE0A59.png" xlink:type="simple" xlink:show="embed" xlink:actuate="onLoad" loext:mime-type="image/png">
            <text:p/>
          </draw:image>
        </draw:frame>
        <draw:frame draw:style-name="gr17" draw:text-style-name="P6" draw:layer="layout" svg:width="5.1cm" svg:height="1.2cm" svg:x="1.6cm" svg:y="14.9cm">
          <draw:text-box>
            <text:p>3D坐标系转换</text:p>
          </draw:text-box>
        </draw:frame>
        <draw:frame draw:style-name="gr19" draw:text-style-name="P6" draw:layer="layout" svg:width="5.1cm" svg:height="1.5cm" svg:x="1.8cm" svg:y="3.4cm">
          <draw:text-box>
            <text:p>坐标系转换</text:p>
          </draw:text-box>
        </draw:frame>
        <draw:frame draw:style-name="gr18" draw:text-style-name="P7" draw:layer="layout" svg:width="10.964cm" svg:height="5.185cm" svg:x="8.2cm" svg:y="1.9cm">
          <draw:image xlink:href="Pictures/100000000000023D0000010F850D029C8C4A7718.png" xlink:type="simple" xlink:show="embed" xlink:actuate="onLoad" loext:mime-type="image/png">
            <text:p/>
          </draw:image>
        </draw:frame>
        <draw:frame draw:style-name="gr18" draw:text-style-name="P7" draw:layer="layout" svg:width="14.999cm" svg:height="3.914cm" svg:x="7.901cm" svg:y="13.386cm">
          <draw:image xlink:href="Pictures/100000000000023700000094A61C024AE8E37951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3T21:39:49.178116790</meta:creation-date>
    <meta:generator>LibreOffice/6.4.7.2$Linux_X86_64 LibreOffice_project/40$Build-2</meta:generator>
    <dc:date>2021-06-24T10:20:17.403571689</dc:date>
    <meta:editing-duration>PT11H6M59S</meta:editing-duration>
    <meta:editing-cycles>6</meta:editing-cycles>
    <meta:document-statistic meta:object-count="57"/>
  </office:meta>
</office:document-meta>
</file>